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cm" style:rel-column-width="11566*"/>
    </style:style>
    <style:style style:name="Tableau1.B" style:family="table-column">
      <style:table-column-properties style:column-width="14cm" style:rel-column-width="53969*"/>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0.5pt solid #000000" fo:border-top="none" fo:border-bottom="0.5pt solid #000000"/>
    </style:style>
    <style:style style:name="Tableau8" style:family="table">
      <style:table-properties style:width="17cm" table:align="margins"/>
    </style:style>
    <style:style style:name="Tableau8.A" style:family="table-column">
      <style:table-column-properties style:column-width="3cm" style:rel-column-width="11566*"/>
    </style:style>
    <style:style style:name="Tableau8.B" style:family="table-column">
      <style:table-column-properties style:column-width="14cm" style:rel-column-width="53969*"/>
    </style:style>
    <style:style style:name="Tableau8.A1" style:family="table-cell">
      <style:table-cell-properties style:vertical-align="middle" fo:padding="0.097cm" fo:border-left="0.5pt solid #000000" fo:border-right="none" fo:border-top="0.5pt solid #000000" fo:border-bottom="0.5pt solid #000000"/>
    </style:style>
    <style:style style:name="Tableau8.B1" style:family="table-cell">
      <style:table-cell-properties style:vertical-align="middle" fo:padding="0.097cm" fo:border="0.5pt solid #000000"/>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cm" style:rel-column-width="11566*"/>
    </style:style>
    <style:style style:name="Tableau2.B" style:family="table-column">
      <style:table-column-properties style:column-width="14cm" style:rel-column-width="53969*"/>
    </style:style>
    <style:style style:name="Tableau2.A1" style:family="table-cell">
      <style:table-cell-properties style:vertical-align="middle" fo:padding="0.097cm" fo:border-left="0.5pt solid #000000" fo:border-right="none" fo:border-top="0.5pt solid #000000" fo:border-bottom="0.5pt solid #000000"/>
    </style:style>
    <style:style style:name="Tableau2.B1" style:family="table-cell">
      <style:table-cell-properties style:vertical-align="middle"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992cm" style:rel-column-width="15387*"/>
    </style:style>
    <style:style style:name="Tableau3.B" style:family="table-column">
      <style:table-column-properties style:column-width="13.009cm" style:rel-column-width="50148*"/>
    </style:style>
    <style:style style:name="Tableau3.A1" style:family="table-cell">
      <style:table-cell-properties style:vertical-align="middle" fo:padding="0.097cm" fo:border-left="0.5pt solid #000000" fo:border-right="none" fo:border-top="0.5pt solid #000000" fo:border-bottom="0.5pt solid #000000"/>
    </style:style>
    <style:style style:name="Tableau3.B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B3"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3.992cm" style:rel-column-width="15387*"/>
    </style:style>
    <style:style style:name="Tableau4.B" style:family="table-column">
      <style:table-column-properties style:column-width="13.009cm" style:rel-column-width="50148*"/>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2.223cm" style:rel-column-width="8567*"/>
    </style:style>
    <style:style style:name="Tableau5.B" style:family="table-column">
      <style:table-column-properties style:column-width="2.658cm" style:rel-column-width="10247*"/>
    </style:style>
    <style:style style:name="Tableau5.C" style:family="table-column">
      <style:table-column-properties style:column-width="3.164cm" style:rel-column-width="12198*"/>
    </style:style>
    <style:style style:name="Tableau5.D" style:family="table-column">
      <style:table-column-properties style:column-width="8.955cm" style:rel-column-width="34523*"/>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3.992cm" style:rel-column-width="15387*"/>
    </style:style>
    <style:style style:name="Tableau6.B" style:family="table-column">
      <style:table-column-properties style:column-width="13.009cm" style:rel-column-width="50148*"/>
    </style:style>
    <style:style style:name="Tableau6.1" style:family="table-row">
      <style:table-row-properties style:min-row-height="1.4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7" style:family="table">
      <style:table-properties style:width="17cm" table:align="margins"/>
    </style:style>
    <style:style style:name="Tableau7.A" style:family="table-column">
      <style:table-column-properties style:column-width="3.992cm" style:rel-column-width="15387*"/>
    </style:style>
    <style:style style:name="Tableau7.B" style:family="table-column">
      <style:table-column-properties style:column-width="13.009cm" style:rel-column-width="50148*"/>
    </style:style>
    <style:style style:name="Tableau7.A1" style:family="table-cell">
      <style:table-cell-properties style:vertical-align="middle" fo:padding="0.097cm" fo:border-left="0.5pt solid #000000" fo:border-right="none" fo:border-top="0.5pt solid #000000" fo:border-bottom="0.5pt solid #000000"/>
    </style:style>
    <style:style style:name="Tableau7.B1" style:family="table-cell">
      <style:table-cell-properties style:vertical-align="middle" fo:padding="0.097cm" fo:border="0.5pt solid #000000"/>
    </style:style>
    <style:style style:name="Tableau7.A2" style:family="table-cell">
      <style:table-cell-properties style:vertical-align="middle" fo:padding="0.097cm" fo:border-left="0.5pt solid #000000" fo:border-right="none" fo:border-top="none" fo:border-bottom="0.5pt solid #000000"/>
    </style:style>
    <style:style style:name="Tableau7.B2" style:family="table-cell">
      <style:table-cell-properties style:vertical-align="middle"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paragraph-properties fo:break-before="page"/>
      <style:text-properties officeooo:rsid="000dce44" officeooo:paragraph-rsid="000dce44"/>
    </style:style>
    <style:style style:name="P6" style:family="paragraph" style:parent-style-name="Heading_20_2">
      <style:text-properties officeooo:rsid="000e486b" officeooo:paragraph-rsid="000e486b"/>
    </style:style>
    <style:style style:name="P7" style:family="paragraph" style:parent-style-name="Standard">
      <style:paragraph-properties fo:text-align="justify" style:justify-single-word="false"/>
    </style:style>
    <style:style style:name="P8" style:family="paragraph" style:parent-style-name="Table_20_Contents">
      <style:paragraph-properties fo:text-align="center" style:justify-single-word="false"/>
      <style:text-properties officeooo:rsid="000ec8b0" officeooo:paragraph-rsid="000ec8b0"/>
    </style:style>
    <style:style style:name="P9" style:family="paragraph" style:parent-style-name="Table_20_Contents">
      <style:paragraph-properties fo:text-align="center" style:justify-single-word="false"/>
    </style:style>
    <style:style style:name="P10" style:family="paragraph" style:parent-style-name="Heading_20_2">
      <style:paragraph-properties fo:break-before="page"/>
      <style:text-properties officeooo:rsid="005055c5" officeooo:paragraph-rsid="005055c5"/>
    </style:style>
    <style:style style:name="P11" style:family="paragraph" style:parent-style-name="Heading_20_2">
      <style:text-properties officeooo:rsid="000e486b" officeooo:paragraph-rsid="0050baa8"/>
    </style:style>
    <style:style style:name="P12" style:family="paragraph" style:parent-style-name="Standard">
      <style:text-properties officeooo:paragraph-rsid="0050baa8"/>
    </style:style>
    <style:style style:name="P13" style:family="paragraph" style:parent-style-name="Table_20_Contents">
      <style:paragraph-properties fo:text-align="center" style:justify-single-word="false"/>
      <style:text-properties officeooo:rsid="000ec8b0" officeooo:paragraph-rsid="0050baa8"/>
    </style:style>
    <style:style style:name="P14" style:family="paragraph" style:parent-style-name="Table_20_Contents">
      <style:paragraph-properties fo:text-align="center" style:justify-single-word="false"/>
      <style:text-properties officeooo:paragraph-rsid="0050baa8"/>
    </style:style>
    <style:style style:name="P15" style:family="paragraph" style:parent-style-name="Table_20_Contents">
      <style:paragraph-properties fo:text-align="center" style:justify-single-word="false"/>
      <style:text-properties officeooo:paragraph-rsid="005248ac"/>
    </style:style>
    <style:style style:name="P16" style:family="paragraph" style:parent-style-name="Heading_20_1">
      <style:paragraph-properties fo:break-before="page"/>
      <style:text-properties officeooo:rsid="000e486b" officeooo:paragraph-rsid="000e486b"/>
    </style:style>
    <style:style style:name="P17" style:family="paragraph" style:parent-style-name="Standard">
      <style:text-properties officeooo:rsid="000dce44" officeooo:paragraph-rsid="000dce44"/>
    </style:style>
    <style:style style:name="P18" style:family="paragraph" style:parent-style-name="Standard">
      <style:text-properties officeooo:paragraph-rsid="000dce44"/>
    </style:style>
    <style:style style:name="P19" style:family="paragraph" style:parent-style-name="Standard">
      <style:text-properties officeooo:rsid="0013524b" officeooo:paragraph-rsid="0013524b"/>
    </style:style>
    <style:style style:name="P20" style:family="paragraph" style:parent-style-name="Table_20_Contents">
      <style:paragraph-properties fo:text-align="center" style:justify-single-word="false"/>
      <style:text-properties officeooo:rsid="0013524b" officeooo:paragraph-rsid="0013524b"/>
    </style:style>
    <style:style style:name="P21" style:family="paragraph" style:parent-style-name="Table_20_Contents">
      <style:paragraph-properties fo:text-align="center" style:justify-single-word="false"/>
      <style:text-properties officeooo:rsid="0014ab81" officeooo:paragraph-rsid="0014ab81"/>
    </style:style>
    <style:style style:name="P22" style:family="paragraph" style:parent-style-name="Heading_20_2">
      <style:paragraph-properties fo:break-before="page"/>
      <style:text-properties officeooo:rsid="0017ab5f" officeooo:paragraph-rsid="0017ab5f"/>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officeooo:rsid="004120af" officeooo:paragraph-rsid="004120af"/>
    </style:style>
    <style:style style:name="P25" style:family="paragraph" style:parent-style-name="Standard">
      <style:text-properties fo:font-weight="bold" officeooo:rsid="00444307" officeooo:paragraph-rsid="00444307" style:font-weight-asian="bold" style:font-weight-complex="bold"/>
    </style:style>
    <style:style style:name="P26" style:family="paragraph" style:parent-style-name="Standard">
      <style:text-properties officeooo:rsid="0045509e" officeooo:paragraph-rsid="0045509e"/>
    </style:style>
    <style:style style:name="P27" style:family="paragraph" style:parent-style-name="Heading_20_1">
      <style:paragraph-properties fo:break-before="page"/>
      <style:text-properties officeooo:rsid="001930d8" officeooo:paragraph-rsid="001930d8"/>
    </style:style>
    <style:style style:name="P28" style:family="paragraph" style:parent-style-name="Standard">
      <style:text-properties officeooo:rsid="001930d8" officeooo:paragraph-rsid="001930d8"/>
    </style:style>
    <style:style style:name="P29" style:family="paragraph" style:parent-style-name="Standard">
      <style:text-properties fo:font-weight="bold" officeooo:rsid="001930d8" officeooo:paragraph-rsid="001930d8" style:font-weight-asian="bold" style:font-weight-complex="bold"/>
    </style:style>
    <style:style style:name="P30" style:family="paragraph" style:parent-style-name="Standard">
      <style:text-properties officeooo:rsid="0013524b"/>
    </style:style>
    <style:style style:name="P31" style:family="paragraph" style:parent-style-name="Table_20_Contents">
      <style:paragraph-properties fo:text-align="center" style:justify-single-word="false"/>
      <style:text-properties officeooo:rsid="001930d8" officeooo:paragraph-rsid="001930d8"/>
    </style:style>
    <style:style style:name="P32" style:family="paragraph" style:parent-style-name="Table_20_Contents">
      <style:paragraph-properties fo:text-align="center" style:justify-single-word="false"/>
      <style:text-properties officeooo:paragraph-rsid="001930d8"/>
    </style:style>
    <style:style style:name="P33" style:family="paragraph" style:parent-style-name="Table_20_Contents">
      <style:paragraph-properties fo:text-align="center" style:justify-single-word="false"/>
      <style:text-properties officeooo:rsid="0013524b" officeooo:paragraph-rsid="001930d8"/>
    </style:style>
    <style:style style:name="P34" style:family="paragraph" style:parent-style-name="Table_20_Contents">
      <style:paragraph-properties fo:text-align="center" style:justify-single-word="false"/>
      <style:text-properties officeooo:rsid="001b29ec" officeooo:paragraph-rsid="001b29ec"/>
    </style:style>
    <style:style style:name="P35" style:family="paragraph" style:parent-style-name="Standard">
      <style:text-properties officeooo:rsid="0013524b" officeooo:paragraph-rsid="001930d8"/>
    </style:style>
    <style:style style:name="P36" style:family="paragraph" style:parent-style-name="Heading_20_2">
      <style:paragraph-properties fo:break-before="page"/>
      <style:text-properties officeooo:rsid="001ceac7" officeooo:paragraph-rsid="001ceac7"/>
    </style:style>
    <style:style style:name="P37" style:family="paragraph" style:parent-style-name="Heading_20_2">
      <style:paragraph-properties fo:break-before="page"/>
      <style:text-properties officeooo:rsid="001d6c79" officeooo:paragraph-rsid="001d6c79"/>
    </style:style>
    <style:style style:name="P38" style:family="paragraph" style:parent-style-name="Heading_20_2">
      <style:paragraph-properties fo:break-before="page"/>
      <style:text-properties officeooo:rsid="001dd200" officeooo:paragraph-rsid="001dd200"/>
    </style:style>
    <style:style style:name="P39" style:family="paragraph" style:parent-style-name="Heading_20_2">
      <style:paragraph-properties fo:break-before="page"/>
      <style:text-properties officeooo:rsid="001f6c11" officeooo:paragraph-rsid="001f6c11"/>
    </style:style>
    <style:style style:name="P40" style:family="paragraph" style:parent-style-name="Standard">
      <style:text-properties fo:font-weight="bold" officeooo:rsid="002050ba" officeooo:paragraph-rsid="002050ba" style:font-weight-asian="bold" style:font-weight-complex="bold"/>
    </style:style>
    <style:style style:name="P41" style:family="paragraph" style:parent-style-name="Standard">
      <style:text-properties officeooo:rsid="002050ba"/>
    </style:style>
    <style:style style:name="P42" style:family="paragraph" style:parent-style-name="Heading_20_1">
      <style:paragraph-properties fo:break-before="page"/>
      <style:text-properties officeooo:rsid="002444ea" officeooo:paragraph-rsid="002444ea"/>
    </style:style>
    <style:style style:name="P43" style:family="paragraph" style:parent-style-name="Standard">
      <style:text-properties fo:font-weight="bold" officeooo:rsid="002444ea" officeooo:paragraph-rsid="002444ea" style:font-weight-asian="bold" style:font-weight-complex="bold"/>
    </style:style>
    <style:style style:name="P44" style:family="paragraph" style:parent-style-name="Table_20_Contents">
      <style:paragraph-properties fo:text-align="center" style:justify-single-word="false"/>
      <style:text-properties officeooo:rsid="00250f17" officeooo:paragraph-rsid="00250f17"/>
    </style:style>
    <style:style style:name="P45" style:family="paragraph" style:parent-style-name="Table_20_Contents">
      <style:paragraph-properties fo:text-align="center" style:justify-single-word="false"/>
      <style:text-properties officeooo:paragraph-rsid="00250f17"/>
    </style:style>
    <style:style style:name="P46" style:family="paragraph" style:parent-style-name="Table_20_Contents">
      <style:paragraph-properties fo:text-align="center" style:justify-single-word="false"/>
      <style:text-properties officeooo:rsid="0025ca25" officeooo:paragraph-rsid="0025ca25"/>
    </style:style>
    <style:style style:name="P47" style:family="paragraph" style:parent-style-name="Table_20_Contents">
      <style:paragraph-properties fo:text-align="center" style:justify-single-word="false"/>
      <style:text-properties officeooo:rsid="00276c96" officeooo:paragraph-rsid="00276c96"/>
    </style:style>
    <style:style style:name="P48" style:family="paragraph" style:parent-style-name="Standard">
      <style:text-properties officeooo:rsid="0013524b" officeooo:paragraph-rsid="00250f17"/>
    </style:style>
    <style:style style:name="P49" style:family="paragraph" style:parent-style-name="Standard">
      <style:text-properties officeooo:paragraph-rsid="00250f17"/>
    </style:style>
    <style:style style:name="P50" style:family="paragraph" style:parent-style-name="Heading_20_2">
      <style:paragraph-properties fo:break-before="page"/>
      <style:text-properties officeooo:rsid="0029344f" officeooo:paragraph-rsid="0029344f"/>
    </style:style>
    <style:style style:name="P51" style:family="paragraph" style:parent-style-name="Standard">
      <style:text-properties fo:font-weight="bold" officeooo:rsid="0029344f" officeooo:paragraph-rsid="0029344f" style:font-weight-asian="bold" style:font-weight-complex="bold"/>
    </style:style>
    <style:style style:name="P52" style:family="paragraph" style:parent-style-name="Standard">
      <style:text-properties officeooo:rsid="0029344f" officeooo:paragraph-rsid="0029344f"/>
    </style:style>
    <style:style style:name="P53" style:family="paragraph" style:parent-style-name="Table_20_Contents">
      <style:text-properties officeooo:rsid="0029344f" officeooo:paragraph-rsid="0029344f"/>
    </style:style>
    <style:style style:name="P54" style:family="paragraph" style:parent-style-name="Heading_20_2">
      <style:paragraph-properties fo:break-before="page"/>
      <style:text-properties officeooo:rsid="002d1da1" officeooo:paragraph-rsid="002d1da1"/>
    </style:style>
    <style:style style:name="P55" style:family="paragraph" style:parent-style-name="Standard">
      <style:text-properties fo:font-weight="bold" officeooo:rsid="002eef85" officeooo:paragraph-rsid="002eef85" style:font-weight-asian="bold" style:font-weight-complex="bold"/>
    </style:style>
    <style:style style:name="P56" style:family="paragraph" style:parent-style-name="Standard">
      <style:text-properties officeooo:rsid="0013524b" officeooo:paragraph-rsid="002eef85"/>
    </style:style>
    <style:style style:name="P57" style:family="paragraph" style:parent-style-name="Table_20_Contents">
      <style:paragraph-properties fo:text-align="center" style:justify-single-word="false"/>
      <style:text-properties officeooo:rsid="002eef85" officeooo:paragraph-rsid="002eef85"/>
    </style:style>
    <style:style style:name="P58" style:family="paragraph" style:parent-style-name="Table_20_Contents">
      <style:paragraph-properties fo:text-align="center" style:justify-single-word="false"/>
      <style:text-properties officeooo:paragraph-rsid="002eef85"/>
    </style:style>
    <style:style style:name="P59" style:family="paragraph" style:parent-style-name="Heading_20_1">
      <style:paragraph-properties fo:break-before="page"/>
    </style:style>
    <style:style style:name="P60" style:family="paragraph" style:parent-style-name="Standard">
      <style:text-properties fo:font-weight="bold" officeooo:rsid="0030cba0" officeooo:paragraph-rsid="0030cba0" style:font-weight-asian="bold" style:font-weight-complex="bold"/>
    </style:style>
    <style:style style:name="P61" style:family="paragraph" style:parent-style-name="Standard">
      <style:text-properties officeooo:rsid="0032b80b" officeooo:paragraph-rsid="0032b80b"/>
    </style:style>
    <style:style style:name="P62" style:family="paragraph" style:parent-style-name="Standard">
      <style:text-properties fo:font-weight="bold" officeooo:paragraph-rsid="00332b00" style:font-weight-asian="bold" style:font-weight-complex="bold"/>
    </style:style>
    <style:style style:name="P63" style:family="paragraph" style:parent-style-name="Standard">
      <style:text-properties officeooo:rsid="0013524b" officeooo:paragraph-rsid="00332b00"/>
    </style:style>
    <style:style style:name="P64" style:family="paragraph" style:parent-style-name="Table_20_Contents">
      <style:paragraph-properties fo:text-align="center" style:justify-single-word="false"/>
      <style:text-properties officeooo:rsid="0025ca25" officeooo:paragraph-rsid="00332b00"/>
    </style:style>
    <style:style style:name="P65" style:family="paragraph" style:parent-style-name="Table_20_Contents">
      <style:paragraph-properties fo:text-align="center" style:justify-single-word="false"/>
      <style:text-properties officeooo:rsid="003646ba" officeooo:paragraph-rsid="003646ba"/>
    </style:style>
    <style:style style:name="P66" style:family="paragraph" style:parent-style-name="Table_20_Contents">
      <style:paragraph-properties fo:text-align="center" style:justify-single-word="false"/>
      <style:text-properties officeooo:rsid="00358996" officeooo:paragraph-rsid="00358996"/>
    </style:style>
    <style:style style:name="P67" style:family="paragraph" style:parent-style-name="Table_20_Contents">
      <style:paragraph-properties fo:text-align="center" style:justify-single-word="false"/>
      <style:text-properties officeooo:rsid="00276c96" officeooo:paragraph-rsid="00332b00"/>
    </style:style>
    <style:style style:name="P68" style:family="paragraph" style:parent-style-name="Table_20_Contents">
      <style:paragraph-properties fo:text-align="center" style:justify-single-word="false"/>
      <style:text-properties officeooo:paragraph-rsid="00332b00"/>
    </style:style>
    <style:style style:name="P69" style:family="paragraph" style:parent-style-name="Standard">
      <style:text-properties officeooo:paragraph-rsid="00332b00"/>
    </style:style>
    <style:style style:name="T1" style:family="text">
      <style:text-properties style:text-position="super 58%"/>
    </style:style>
    <style:style style:name="T2" style:family="text">
      <style:text-properties officeooo:rsid="005248ac"/>
    </style:style>
    <style:style style:name="T3" style:family="text">
      <style:text-properties officeooo:rsid="0013524b"/>
    </style:style>
    <style:style style:name="T4" style:family="text">
      <style:text-properties officeooo:rsid="003fd47d"/>
    </style:style>
    <style:style style:name="T5" style:family="text">
      <style:text-properties officeooo:rsid="00430da3"/>
    </style:style>
    <style:style style:name="T6" style:family="text">
      <style:text-properties officeooo:rsid="00474687"/>
    </style:style>
    <style:style style:name="T7" style:family="text">
      <style:text-properties officeooo:rsid="002050ba"/>
    </style:style>
    <style:style style:name="T8" style:family="text">
      <style:text-properties officeooo:rsid="002444ea"/>
    </style:style>
    <style:style style:name="T9" style:family="text">
      <style:text-properties officeooo:rsid="00250f17"/>
    </style:style>
    <style:style style:name="T10" style:family="text">
      <style:text-properties officeooo:rsid="0030aad1"/>
    </style:style>
    <style:style style:name="T11" style:family="text">
      <style:text-properties officeooo:rsid="0032b80b"/>
    </style:style>
    <style:style style:name="T12" style:family="text">
      <style:text-properties officeooo:rsid="0035b73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Table des matières</text:p>
          </text:index-title>
          <text:p text:style-name="P2"><text:a xlink:type="simple" xlink:href="#__RefHeading___Toc98_543751391" text:style-name="Index_20_Link" text:visited-style-name="Index_20_Link">1. Page principale<text:tab/>3</text:a></text:p>
          <text:p text:style-name="P3"><text:a xlink:type="simple" xlink:href="#__RefHeading___Toc100_543751391" text:style-name="Index_20_Link" text:visited-style-name="Index_20_Link">1.1. À propos de moi<text:tab/>3</text:a></text:p>
          <text:p text:style-name="P3"><text:a xlink:type="simple" xlink:href="#__RefHeading___Toc102_543751391" text:style-name="Index_20_Link" text:visited-style-name="Index_20_Link">1.2. Ma formation<text:tab/>3</text:a></text:p>
          <text:p text:style-name="P2"><text:a xlink:type="simple" xlink:href="#__RefHeading___Toc104_543751391" text:style-name="Index_20_Link" text:visited-style-name="Index_20_Link">2. BAC<text:tab/>4</text:a></text:p>
          <text:p text:style-name="P3"><text:a xlink:type="simple" xlink:href="#__RefHeading___Toc106_543751391" text:style-name="Index_20_Link" text:visited-style-name="Index_20_Link">2.1. Blfesf<text:tab/>4</text:a></text:p>
          <text:p text:style-name="P4"><text:a xlink:type="simple" xlink:href="#__RefHeading___Toc108_543751391" text:style-name="Index_20_Link" text:visited-style-name="Index_20_Link">2.1.1. fesfse<text:tab/>4</text:a></text:p>
          <text:p text:style-name="P2"><text:a xlink:type="simple" xlink:href="#__RefHeading___Toc110_543751391" text:style-name="Index_20_Link" text:visited-style-name="Index_20_Link">3. BTS Électrotechnique 2021/2023<text:tab/>5</text:a></text:p>
          <text:p text:style-name="P3"><text:a xlink:type="simple" xlink:href="#__RefHeading___Toc112_543751391" text:style-name="Index_20_Link" text:visited-style-name="Index_20_Link">3.1. Stage<text:tab/>6</text:a></text:p>
          <text:p text:style-name="P2"><text:a xlink:type="simple" xlink:href="#__RefHeading___Toc114_543751391" text:style-name="Index_20_Link" text:visited-style-name="Index_20_Link">4. BUT GEII 2 2023/2024<text:tab/>8</text:a></text:p>
          <text:p text:style-name="P3"><text:a xlink:type="simple" xlink:href="#__RefHeading___Toc116_543751391" text:style-name="Index_20_Link" text:visited-style-name="Index_20_Link">4.1. SAE 3 – Stylo Voltmètre p1<text:tab/>9</text:a></text:p>
          <text:p text:style-name="P3"><text:a xlink:type="simple" xlink:href="#__RefHeading___Toc663_170434473" text:style-name="Index_20_Link" text:visited-style-name="Index_20_Link">4.2. SAE 4 – Style Voltmètre p2<text:tab/>10</text:a></text:p>
          <text:p text:style-name="P3"><text:a xlink:type="simple" xlink:href="#__RefHeading___Toc665_170434473" text:style-name="Index_20_Link" text:visited-style-name="Index_20_Link">4.3. Stage<text:tab/>11</text:a></text:p>
          <text:p text:style-name="P3"><text:a xlink:type="simple" xlink:href="#__RefHeading___Toc667_170434473" text:style-name="Index_20_Link" text:visited-style-name="Index_20_Link">4.4. The Charge<text:tab/>12</text:a></text:p>
          <text:p text:style-name="P3"><text:a xlink:type="simple" xlink:href="#__RefHeading___Toc669_170434473" text:style-name="Index_20_Link" text:visited-style-name="Index_20_Link">4.5. 2<text:span text:style-name="T1">e</text:span> Concours d’éloquence GEII (2024)<text:tab/>13</text:a></text:p>
          <text:p text:style-name="P2"><text:a xlink:type="simple" xlink:href="#__RefHeading___Toc671_170434473" text:style-name="Index_20_Link" text:visited-style-name="Index_20_Link">5. BUT GEII 3 2024/2025<text:tab/>14</text:a></text:p>
          <text:p text:style-name="P3"><text:a xlink:type="simple" xlink:href="#__RefHeading___Toc673_170434473" text:style-name="Index_20_Link" text:visited-style-name="Index_20_Link">5.1. Électronique<text:tab/>15</text:a></text:p>
          <text:p text:style-name="P3"><text:a xlink:type="simple" xlink:href="#__RefHeading___Toc675_170434473" text:style-name="Index_20_Link" text:visited-style-name="Index_20_Link">5.2. Informatique<text:tab/>16</text:a></text:p>
          <text:p text:style-name="P2"><text:a xlink:type="simple" xlink:href="#__RefHeading___Toc677_170434473" text:style-name="Index_20_Link" text:visited-style-name="Index_20_Link">6. BUT RT 2 2025/2026<text:tab/>17</text:a></text:p>
        </text:index-body>
      </text:table-of-content>
      <text:p text:style-name="Standard"/>
      <text:p text:style-name="Standard"/>
      <text:p text:style-name="Standard"/>
      <text:h text:style-name="P5" text:outline-level="1"><text:bookmark-start text:name="__RefHeading___Toc98_543751391"/>Page principale<text:bookmark-end text:name="__RefHeading___Toc98_543751391"/></text:h>
      <text:p text:style-name="Standard"/>
      <text:h text:style-name="P6" text:outline-level="2"><text:bookmark-start text:name="__RefHeading___Toc100_543751391"/>À propos de moi<text:bookmark-end text:name="__RefHeading___Toc100_543751391"/></text:h>
      <text:p text:style-name="Standard"/>
      <text:p text:style-name="P7">Je m’appelle Théo-Félix ADAM et je suis actuellement en cours de préparation d’un Bachelor Universitaire de Technologie (BUT) en Réseaux et Télécommunications (RT) à l’Institut Universitaire de Technologie de Colmar, en Alsace et faisant partie de l’Université de Haute Alsace (UHA). J’ai été précédemment diplômé d’un Brevet de Technicien Supérieur (BTS) en Électrotechnique, au Lycée Félix le Dantec, à Lannion (22 300) dans Les Côtes d’Armor, ainsi que d’un Bachelor Universitaire de Technologie (BUT) en Génie Électrique et Informatique Industrielle (GEII), parcours Électronique et Systèmes Embarqués (ESE) à l’IUT d’Angoulême (16 000), en Charente.</text:p>
      <text:p text:style-name="P7"/>
      <text:p text:style-name="P7">J’ai effectué un stage à Lannion-Trégor Communauté pour mon BTS, puis un stage à l’étranger à l’Université de Bangkok pour ma deuxième année de BUT GEII et enfin une année d’apprentissage chez Prod Optima Industries pour ma troisième année de BUT GEII.</text:p>
      <text:p text:style-name="P7"/>
      <text:p text:style-name="P7">Parmi mes passions, il y a le cinéma. J’aimerais par la suite m’orienter vers ce domaine. Je suis notamment très attiré par les effets spéciaux, surtout pratiques, tels que les animatroniques et les effets de pyrotechnie. Je pense que le septième art est la quintessence de tous les arts, puisque la BD représente le storyboard, la musique, l’écriture, la photographie…</text:p>
      <text:p text:style-name="Standard"/>
      <text:h text:style-name="P6" text:outline-level="2"><text:bookmark-start text:name="__RefHeading___Toc102_543751391"/>Ma formation<text:bookmark-end text:name="__RefHeading___Toc102_543751391"/></text:h>
      <text:p text:style-name="Standard"/>
      <table:table table:name="Tableau1" table:style-name="Tableau1">
        <table:table-column table:style-name="Tableau1.A"/>
        <table:table-column table:style-name="Tableau1.B"/>
        <table:table-row>
          <table:table-cell table:style-name="Tableau1.A1" office:value-type="string">
            <text:p text:style-name="P8">BAC STI2D</text:p>
          </table:table-cell>
          <table:table-cell table:style-name="Tableau1.B1" office:value-type="string">
            <text:p text:style-name="P9">J’ai réalisé un Baccalauréat en Sciences et Technologie de l’Industrie et du Développement Durable, au Lycée Félix le Dantec à Lannion. </text:p>
          </table:table-cell>
        </table:table-row>
        <table:table-row>
          <table:table-cell table:style-name="Tableau1.A2" office:value-type="string">
            <text:p text:style-name="P8">BTS ELEC</text:p>
          </table:table-cell>
          <table:table-cell table:style-name="Tableau1.B2" office:value-type="string">
            <text:p text:style-name="P9">J’ai réalisé un Brevet de Technicien Supérieur en Électrotechnique, au Lycée Félix le Dantec à Lannion. </text:p>
          </table:table-cell>
        </table:table-row>
        <table:table-row>
          <table:table-cell table:style-name="Tableau1.A2" office:value-type="string">
            <text:p text:style-name="P8">BUT GEII 2</text:p>
          </table:table-cell>
          <table:table-cell table:style-name="Tableau1.B2" table:number-rows-spanned="2" office:value-type="string">
            <text:p text:style-name="P9">J’ai réalisé un Bachelor Universitaire de Technologie en Génie Électrique et Informatique Industrielle, à l’Institut Universitaire de Technologie d’Angoulême.</text:p>
          </table:table-cell>
        </table:table-row>
        <table:table-row>
          <table:table-cell table:style-name="Tableau1.A2" office:value-type="string">
            <text:p text:style-name="P8">BUT GEII 3</text:p>
          </table:table-cell>
          <table:covered-table-cell table:style-name="Tableau1.B2"/>
        </table:table-row>
        <table:table-row>
          <table:table-cell table:style-name="Tableau1.A2" office:value-type="string">
            <text:p text:style-name="P8">BUT RT 2</text:p>
          </table:table-cell>
          <table:table-cell table:style-name="Tableau1.B2" office:value-type="string">
            <text:p text:style-name="P9">Je réalise actuellement un Bachelor Universitaire de Technologie en Réseaux et Télécommunications, à l’Institut Universitaire de Technologie de Colmar.</text:p>
          </table:table-cell>
        </table:table-row>
      </table:table>
      <text:p text:style-name="Standard"/>
      <text:p text:style-name="Standard"/>
      <text:p text:style-name="Standard"/>
      <text:p text:style-name="Standard"/>
      <text:h text:style-name="P10" text:outline-level="2">About me</text:h>
      <text:p text:style-name="Standard"/>
      <text:p text:style-name="Standard">My name is Théo-Félix Adam and I am currently preparing a Bachelor’s degree in Electronics and Industrial Computing at the University Institutes of Technology of Angoulême in France and part of the University of Poitiers.I am in second year. I am already graduate of a Senior Technologist's certificate in Electrical Engineering at the public High School of Lannion and part of the Academy of Rennes.</text:p>
      <text:p text:style-name="Standard"/>
      <text:p text:style-name="Standard">One of my passions is cinema. I would like to go into this field. I'm particularly attracted to special effects, especially practical ones such as animatronics and pyrotechnics.</text:p>
      <text:p text:style-name="Standard"/>
      <text:p text:style-name="Standard"/>
      <text:p text:style-name="Standard">Sectors</text:p>
      <text:p text:style-name="Standard">Colmar, Haut-Rhin</text:p>
      <text:p text:style-name="Standard">Perros-Guirec, Côtes d'Armor</text:p>
      <text:p text:style-name="Standard">E-mails</text:p>
      <text:p text:style-name="Standard">atlantide.pictures.bzh@gmail.com</text:p>
      <text:p text:style-name="Standard">theo-felix.adam@uha.fr</text:p>
      <text:p text:style-name="Standard">Linktree</text:p>
      <text:p text:style-name="Standard">Théo-Félix ADAM</text:p>
      <text:p text:style-name="Standard">Atlantide Pictures</text:p>
      <text:p text:style-name="Standard">Instagram</text:p>
      <text:p text:style-name="Standard">fotobsession</text:p>
      <text:p text:style-name="Standard">atlantidepictures_bzh</text:p>
      <text:p text:style-name="Standard">LinkedIn</text:p>
      <text:p text:style-name="Standard"/>
      <text:h text:style-name="P11" text:outline-level="2"><text:bookmark-start text:name="__RefHeading___Toc102_543751391 Copie 1"/>My educational background<text:bookmark-end text:name="__RefHeading___Toc102_543751391 Copie 1"/></text:h>
      <text:p text:style-name="P12"/>
      <table:table table:name="Tableau8" table:style-name="Tableau8">
        <table:table-column table:style-name="Tableau8.A"/>
        <table:table-column table:style-name="Tableau8.B"/>
        <table:table-row>
          <table:table-cell table:style-name="Tableau8.A1" office:value-type="string">
            <text:p text:style-name="P13">BAC STI2D</text:p>
          </table:table-cell>
          <table:table-cell table:style-name="Tableau8.B1" office:value-type="string">
            <text:p text:style-name="P14">I did a Baccalauréat in Science and Technology for Industry and Sustainable Development, at the public High School of Lannion.</text:p>
          </table:table-cell>
        </table:table-row>
        <table:table-row>
          <table:table-cell table:style-name="Tableau8.A2" office:value-type="string">
            <text:p text:style-name="P13">BTS ELEC</text:p>
          </table:table-cell>
          <table:table-cell table:style-name="Tableau8.B2" office:value-type="string">
            <text:p text:style-name="P14">I did a Senior Technologist's certificate in Electrical Engineering, at the public High School of Lannion.</text:p>
          </table:table-cell>
        </table:table-row>
        <table:table-row>
          <table:table-cell table:style-name="Tableau8.A2" office:value-type="string">
            <text:p text:style-name="P13">BUT GEII 2</text:p>
          </table:table-cell>
          <table:table-cell table:style-name="Tableau8.B2" table:number-rows-spanned="2" office:value-type="string">
            <text:p text:style-name="P14">I <text:span text:style-name="T2">did</text:span> a Bachelor’s degree in Electronics and Industrial Computing at the University Institutes of Technology of Angoulême.</text:p>
          </table:table-cell>
        </table:table-row>
        <table:table-row>
          <table:table-cell table:style-name="Tableau8.A2" office:value-type="string">
            <text:p text:style-name="P13">BUT GEII 3</text:p>
          </table:table-cell>
          <table:covered-table-cell table:style-name="Tableau8.B2"/>
        </table:table-row>
        <table:table-row>
          <table:table-cell table:style-name="Tableau8.A2" office:value-type="string">
            <text:p text:style-name="P13">BUT RT 2</text:p>
          </table:table-cell>
          <table:table-cell table:style-name="Tableau8.B2" office:value-type="string">
            <text:p text:style-name="P15">I <text:span text:style-name="T2">am preparing</text:span> a Bachelor’s degree in Networks and Telecommunications at the University Institutes of Technology of <text:span text:style-name="T2">Colmar</text:span>.</text:p>
          </table:table-cell>
        </table:table-row>
      </table:table>
      <text:p text:style-name="P12"/>
      <text:p text:style-name="P12"/>
      <text:p text:style-name="Standard"/>
      <text:p text:style-name="Standard"/>
      <text:p text:style-name="Standard"/>
      <text:h text:style-name="P16" text:outline-level="1"><text:bookmark-start text:name="__RefHeading___Toc104_543751391"/>BAC<text:bookmark-end text:name="__RefHeading___Toc104_543751391"/></text:h>
      <text:p text:style-name="Standard"/>
      <text:p text:style-name="Standard"/>
      <text:h text:style-name="Heading_20_2" text:outline-level="2"><text:bookmark-start text:name="__RefHeading___Toc106_543751391"/>Blfesf<text:bookmark-end text:name="__RefHeading___Toc106_543751391"/></text:h>
      <text:p text:style-name="P17"/>
      <text:p text:style-name="P17"/>
      <text:h text:style-name="Heading_20_3" text:outline-level="3"><text:bookmark-start text:name="__RefHeading___Toc108_543751391"/>fesfse<text:bookmark-end text:name="__RefHeading___Toc108_543751391"/></text:h>
      <text:p text:style-name="P18"/>
      <text:p text:style-name="Standard"/>
      <text:p text:style-name="Standard"/>
      <text:p text:style-name="Standard"/>
      <text:p text:style-name="Standard"/>
      <text:h text:style-name="P16" text:outline-level="1"><text:bookmark-start text:name="__RefHeading___Toc110_543751391"/>BTS Électrotechnique <text:span text:style-name="T3">2021/2023</text:span><text:bookmark-end text:name="__RefHeading___Toc110_543751391"/></text:h>
      <text:p text:style-name="Standard"/>
      <text:p text:style-name="P19">Récapitulatif :</text:p>
      <text:p text:style-name="P19"/>
      <text:p text:style-name="P19">Le Brevet de Technicien Supérieur en Électrotechnique se réalise sur une période de deux ans. Durant cette formation, l’étudiant acquiert des connaissances en énergie et électricité, nécessaires pour l’intervention sur des ouvrages électriques, la maintenance et la gestion de chantier. </text:p>
      <text:p text:style-name="Standard"/>
      <text:p text:style-name="Standard"/>
      <text:p text:style-name="P19">Divers projets portés pendant le BTS :</text:p>
      <text:p text:style-name="P19"/>
      <table:table table:name="Tableau2" table:style-name="Tableau2">
        <table:table-column table:style-name="Tableau2.A"/>
        <table:table-column table:style-name="Tableau2.B"/>
        <table:table-row>
          <table:table-cell table:style-name="Tableau2.A1" office:value-type="string">
            <text:p text:style-name="P9"/>
          </table:table-cell>
          <table:table-cell table:style-name="Tableau2.B1" office:value-type="string">
            <text:p text:style-name="P9"/>
          </table:table-cell>
        </table:table-row>
        <table:table-row>
          <table:table-cell table:style-name="Tableau2.A2" office:value-type="string">
            <text:p text:style-name="P20">STAGE</text:p>
          </table:table-cell>
          <table:table-cell table:style-name="Tableau2.B2" office:value-type="string">
            <text:p text:style-name="P9">Le stage en entreprise se réalise sur une période de 8 semaines. C’est une occasion unique pour l’étudiant d’en apprendre davantage sur la vie en entreprise.</text:p>
          </table:table-cell>
        </table:table-row>
        <table:table-row>
          <table:table-cell table:style-name="Tableau2.A2" office:value-type="string">
            <text:p text:style-name="P21">ROBOT FISA</text:p>
          </table:table-cell>
          <table:table-cell table:style-name="Tableau2.B2" office:value-type="string">
            <text:p text:style-name="P9"/>
          </table:table-cell>
        </table:table-row>
        <table:table-row>
          <table:table-cell table:style-name="Tableau2.A2" office:value-type="string">
            <text:p text:style-name="P21">ADM</text:p>
          </table:table-cell>
          <table:table-cell table:style-name="Tableau2.B2" office:value-type="string">
            <text:p text:style-name="P9">Les TP permettent à l’étudiant de valider ses compétences en les mettant en œuvre.</text:p>
          </table:table-cell>
        </table:table-row>
      </table:table>
      <text:p text:style-name="P19"><text:line-break/></text:p>
      <text:h text:style-name="P22" text:outline-level="2"><text:bookmark-start text:name="__RefHeading___Toc112_543751391"/>Stage<text:bookmark-end text:name="__RefHeading___Toc112_543751391"/></text:h>
      <text:p text:style-name="Standard"/>
      <text:p text:style-name="Standard"/>
      <text:p text:style-name="P23">Récapitulatif :</text:p>
      <text:p text:style-name="Standard"/>
      <text:p text:style-name="Standard">Le stage est une période importante dans la vie d’un étudiant. En effet, celui-ci lui permet de découvrir le monde de l’entreprise et de mettre en œuvre ses acquis.</text:p>
      <text:p text:style-name="Standard"/>
      <text:p text:style-name="Standard">Mon stage de BTS s’est déroulé entre les vacances de la Toussaint et de Noël, à Lannion-Trégor Communauté, dans le service maintenance du bâti. Mon maître de stage était monsieur Benoît Petitbon.</text:p>
      <text:p text:style-name="Standard"/>
      <text:p text:style-name="Standard"/>
      <text:p text:style-name="P23">Chaufferie de l’hôpital de Trestel :</text:p>
      <text:p text:style-name="Standard"/>
      <text:p text:style-name="Standard">J’ai eu le privilège d’assister à l’inauguration de la station de chauffe de l’hôpital de Trestel. Le mode de chauffage utilisé est le bois. Celui-ci arrive par camion semi-remorque et est entreposé dans un local, aussi long que ledit camion. Il arrive au fond et déverse progressivement les copeaux de bois. Le camion avance au fur et à mesure. À l’intérieur du camion, il y a un tapis qui pousse les copeaux.</text:p>
      <text:p text:style-name="Standard"/>
      <text:p text:style-name="Standard">Quand le camion a terminé, il s’en va. C’est ensuite le toplo<text:span text:style-name="T4">a</text:span>der qui prend le relais. Il permet de lisser le tas de bois, en faisant tomber le haut du tas sur les côtés. Cette uniformisation permet de ne pas surcharger la vis sans fin et de répartir équitablement la charge. Celle-ci amène le combustible jusqu’au convoyeur, qui le transporte ensuite vers le système de combustion. Sur l’image 15/20, nous pouvons observer le profilé du tas de bois.</text:p>
      <text:p text:style-name="Standard"/>
      <text:p text:style-name="Standard"/>
      <text:p text:style-name="P23">Diverses chaufferies :</text:p>
      <text:p text:style-name="Standard"/>
      <text:p text:style-name="Standard">Étant donné que j’ai fait mon stage pendant la période hivernale, nous avons été amenés à intervenir sur divers systèmes de chauffe. J’ai eu l’occasion de voir le chauffage à gaz, à fioul, à bois ou encore par pompe à chaleur.</text:p>
      <text:p text:style-name="Standard"/>
      <text:p text:style-name="P24">La dernière image est assez intéressante. Elle montre le stockage du combustible pour cette maison de santé. La particularité évidente est que ce combustible est caché sous un sol coulissant. Quand la trappe est ouverte, la porte ne peut pas s’ouvrir, grâce à une barrière qui en empêche l’ouverture. <text:span text:style-name="T5">À savoir aussi qu’à cause de cette configuration, les camions semi-remorque habituels ne peuvent délivrer le bois. C’est un tracteur qui s’en charge.</text:span></text:p>
      <text:p text:style-name="Standard"/>
      <text:p text:style-name="Standard"/>
      <text:p text:style-name="P25">Utilisation du matériel Wit :</text:p>
      <text:p text:style-name="Standard"/>
      <text:p text:style-name="P26">Lors de mon stage, j’ai utilisé un Automate Programmable Industriel (API) du fabricant français Wit, basé à Nice. La particularité intéressante, comparé<text:span text:style-name="T6">e</text:span> aux API de chez Schneider ou Siemens, est <text:span text:style-name="T6">le fait que les différents fils de commande sont reliés à la platine et non aux modules. C’est-à-dire que lorsqu’un module ne fonctionne plus, il suffit de le remplacer par un notre, sans avoir à tout décâbler, puis recâbler.</text:span></text:p>
      <text:p text:style-name="Standard"/>
      <text:p text:style-name="Standard"/>
      <text:p text:style-name="Standard"/>
      <text:p text:style-name="Standard"><text:soft-page-break/></text:p>
      <text:h text:style-name="P27" text:outline-level="1"><text:bookmark-start text:name="__RefHeading___Toc114_543751391"/>BUT GEII 2 2023/2024<text:bookmark-end text:name="__RefHeading___Toc114_543751391"/></text:h>
      <text:p text:style-name="Standard"/>
      <text:p text:style-name="P23">Récapitulatif :</text:p>
      <text:p text:style-name="Standard"/>
      <text:p text:style-name="Standard">Le Bachelor Universitaire de Technologie en Génie Électrique et Informatique Industrielle est un diplôme national de l’enseignement supérieur, se préparant pendant une durée de 3 ans après l’obtention du Baccalauréat.</text:p>
      <text:p text:style-name="Standard"/>
      <text:p text:style-name="Standard"/>
      <text:p text:style-name="P23">Référentiel des compétences :</text:p>
      <text:p text:style-name="Standard"/>
      <text:p text:style-name="P28">Fichier pdf.</text:p>
      <text:p text:style-name="P28"/>
      <text:p text:style-name="P28"/>
      <text:p text:style-name="P29">Divers projets portés pendant le BUT 2 :</text:p>
      <text:p text:style-name="P30"/>
      <table:table table:name="Tableau3" table:style-name="Tableau3">
        <table:table-column table:style-name="Tableau3.A"/>
        <table:table-column table:style-name="Tableau3.B"/>
        <table:table-row>
          <table:table-cell table:style-name="Tableau3.A1" office:value-type="string">
            <text:p text:style-name="P31">SAE 3</text:p>
          </table:table-cell>
          <table:table-cell table:style-name="Tableau3.B1" table:number-rows-spanned="2" office:value-type="string">
            <text:p text:style-name="P32">La SAé ou Situation d’Apprentissage et d’évaluation est un ensemble constitué d’une ou plusieurs tâches à réaliser par l’étudiant, en vue d’atteindre le but fixé. Elle permet à l’étudiant de développer et d’exercer une compétence indispensable pour l’acquisition du diplôme. </text:p>
          </table:table-cell>
        </table:table-row>
        <table:table-row>
          <table:table-cell table:style-name="Tableau3.A2" office:value-type="string">
            <text:p text:style-name="P31">SAE 4</text:p>
          </table:table-cell>
          <table:covered-table-cell table:style-name="Tableau3.B1"/>
        </table:table-row>
        <table:table-row>
          <table:table-cell table:style-name="Tableau3.A2" office:value-type="string">
            <text:p text:style-name="P33">STAGE</text:p>
          </table:table-cell>
          <table:table-cell table:style-name="Tableau3.B3" office:value-type="string">
            <text:p text:style-name="P32">Le stage en entreprise se réalise sur une période de 8 semaines. C’est une occasion unique pour l’étudiant d’en apprendre davantage sur la vie en entreprise.</text:p>
          </table:table-cell>
        </table:table-row>
        <table:table-row>
          <table:table-cell table:style-name="Tableau3.A2" office:value-type="string">
            <text:p text:style-name="P34">THE CHARGE</text:p>
          </table:table-cell>
          <table:table-cell table:style-name="Tableau3.B3" office:value-type="string">
            <text:p text:style-name="P32">Le projet THE CHARGE est né à l’occasion d’un concours de création d’entreprise, en Culture et Communication </text:p>
          </table:table-cell>
        </table:table-row>
        <table:table-row>
          <table:table-cell table:style-name="Tableau3.A2" office:value-type="string">
            <text:p text:style-name="P34">2<text:span text:style-name="T1">e</text:span> CONCOURS D’ELOQUENCE</text:p>
          </table:table-cell>
          <table:table-cell table:style-name="Tableau3.B3" office:value-type="string">
            <text:p text:style-name="P32">Le concours d’éloquence scientifique de l’IUT d’Angoulême permet aux candidats d’exposer en 180 secondes leur projet porté durant leur stage ou alternance.</text:p>
          </table:table-cell>
        </table:table-row>
      </table:table>
      <text:p text:style-name="P35"><text:line-break/></text:p>
      <text:p text:style-name="Standard"/>
      <text:h text:style-name="P36" text:outline-level="2"><text:bookmark-start text:name="__RefHeading___Toc116_543751391"/>SAE 3 – Stylo Voltmètre p1<text:bookmark-end text:name="__RefHeading___Toc116_543751391"/></text:h>
      <text:p text:style-name="Standard"/>
      <text:p text:style-name="Standard"/>
      <text:p text:style-name="Standard"/>
      <text:p text:style-name="Standard"/>
      <text:p text:style-name="Standard"/>
      <text:p text:style-name="Standard"/>
      <text:p text:style-name="Standard"/>
      <text:p text:style-name="Standard"/>
      <text:h text:style-name="P37" text:outline-level="2"><text:bookmark-start text:name="__RefHeading___Toc663_170434473"/>SAE 4 – Style Voltmètre p2<text:bookmark-end text:name="__RefHeading___Toc663_170434473"/></text:h>
      <text:p text:style-name="Standard"/>
      <text:p text:style-name="Standard"/>
      <text:p text:style-name="Standard"/>
      <text:p text:style-name="Standard"/>
      <text:p text:style-name="Standard"/>
      <text:p text:style-name="Standard"/>
      <text:h text:style-name="P38" text:outline-level="2"><text:bookmark-start text:name="__RefHeading___Toc665_170434473"/>Stage<text:bookmark-end text:name="__RefHeading___Toc665_170434473"/></text:h>
      <text:p text:style-name="Standard"/>
      <text:p text:style-name="Standard"/>
      <text:p text:style-name="Standard"/>
      <text:p text:style-name="Standard"/>
      <text:p text:style-name="Standard"/>
      <text:p text:style-name="Standard"/>
      <text:p text:style-name="Standard"/>
      <text:h text:style-name="P39" text:outline-level="2"><text:bookmark-start text:name="__RefHeading___Toc667_170434473"/>The Charge<text:bookmark-end text:name="__RefHeading___Toc667_170434473"/></text:h>
      <text:p text:style-name="Standard"/>
      <text:p text:style-name="Standard"/>
      <text:p text:style-name="Standard"/>
      <text:p text:style-name="Standard"/>
      <text:p text:style-name="Standard"/>
      <text:p text:style-name="Standard"/>
      <text:h text:style-name="P39" text:outline-level="2"><text:bookmark-start text:name="__RefHeading___Toc669_170434473"/>2<text:span text:style-name="T1">e</text:span> Concours d’éloquence GEII (2024)<text:bookmark-end text:name="__RefHeading___Toc669_170434473"/></text:h>
      <text:p text:style-name="Standard"/>
      <text:p text:style-name="P40">Passage devant le jury :</text:p>
      <text:p text:style-name="Standard"/>
      <text:p text:style-name="Standard">V<text:span text:style-name="T7">idéo YT.</text:span></text:p>
      <text:p text:style-name="P41"/>
      <text:p text:style-name="Standard"/>
      <text:p text:style-name="P23">Description :</text:p>
      <text:p text:style-name="Standard"/>
      <text:p text:style-name="Standard">Le principe du concours est de passer devant un jury composé des étudiants en première année de GEII, ainsi que d’un panel de professeurs. Il faut donc que le discours soit compréhensible pour les non-initiés, mais aussi technique et véridique pour les plus connaisseurs.</text:p>
      <text:p text:style-name="Standard">Ce discours doit durer 3 minutes, soit 180 secondes et doit présenter le stage ou l’apprentissage de l’étudiant.</text:p>
      <text:p text:style-name="Standard">Au finale, les trois gagnants de cette édition sont (dans l’ordre croissant) : Nora G., Théo-Félix A. et Théo M.</text:p>
      <text:p text:style-name="Standard"/>
      <text:p text:style-name="Standard"/>
      <text:p text:style-name="Standard"/>
      <text:p text:style-name="Standard"/>
      <text:p text:style-name="Standard"/>
      <text:h text:style-name="P42" text:outline-level="1"><text:bookmark-start text:name="__RefHeading___Toc671_170434473"/>BUT GEII 3 2024/2025<text:bookmark-end text:name="__RefHeading___Toc671_170434473"/></text:h>
      <text:p text:style-name="Standard"/>
      <text:p text:style-name="P23">Récapitulatif :</text:p>
      <text:p text:style-name="Standard"/>
      <text:p text:style-name="Standard">Le Bachelor Universitaire de Technologie en Génie Électrique et Informatique Industrielle est un diplôme national de l’enseignement supérieur, se préparant pendant une durée de 3 ans après l’obtention du Baccalauréat.</text:p>
      <text:p text:style-name="Standard"/>
      <text:p text:style-name="Standard"/>
      <text:p text:style-name="P43">Référentiel des compétences :</text:p>
      <text:p text:style-name="Standard"/>
      <text:p text:style-name="Standard">P<text:span text:style-name="T8">DF.</text:span></text:p>
      <text:p text:style-name="Standard"/>
      <text:p text:style-name="Standard"/>
      <text:p text:style-name="P23">Divers projets portés pendant le BUT 3 :</text:p>
      <text:p text:style-name="P30"/>
      <table:table table:name="Tableau4" table:style-name="Tableau4">
        <table:table-column table:style-name="Tableau4.A"/>
        <table:table-column table:style-name="Tableau4.B"/>
        <table:table-row>
          <table:table-cell table:style-name="Tableau4.A1" office:value-type="string">
            <text:p text:style-name="P44">APPRENTISSAGE</text:p>
          </table:table-cell>
          <table:table-cell table:style-name="Tableau4.B1" office:value-type="string">
            <text:p text:style-name="P45">La troisième année en GEII peut se faire en alternance. L’étudiant doit alors jongler entre les cours et l’entreprise. Mon apprentissage se fait dans l’entreprise Bathel Électricité Industrielle à Anais <text:span text:style-name="T9">(16 560)</text:span>.</text:p>
          </table:table-cell>
        </table:table-row>
        <table:table-row>
          <table:table-cell table:style-name="Tableau4.A2" office:value-type="string">
            <text:p text:style-name="P46">SAE 5-6</text:p>
          </table:table-cell>
          <table:table-cell table:style-name="Tableau4.B2" office:value-type="string">
            <text:p text:style-name="P45">La SAé ou Situation d’Apprentissage et d’évaluation est un ensemble constitué d’une ou plusieurs tâches à réaliser par l’étudiant, en vue d’atteindre le but fixé. Elle permet à l’étudiant de développer et d’exercer une compétence indispensable pour l’acquisition du diplôme. Ici, elle se porte sur l'ESP32.</text:p>
          </table:table-cell>
        </table:table-row>
        <table:table-row>
          <table:table-cell table:style-name="Tableau4.A2" office:value-type="string">
            <text:p text:style-name="P47">Électronique S5</text:p>
          </table:table-cell>
          <table:table-cell table:style-name="Tableau4.B2" office:value-type="string">
            <text:p text:style-name="P45">L’électronique est le cours le plus important en ESE.</text:p>
          </table:table-cell>
        </table:table-row>
        <table:table-row>
          <table:table-cell table:style-name="Tableau4.A2" office:value-type="string">
            <text:p text:style-name="P47">Informatique S5</text:p>
          </table:table-cell>
          <table:table-cell table:style-name="Tableau4.B2" office:value-type="string">
            <text:p text:style-name="P45">Les cours d’informatique nous sont dispensés en troisième année. </text:p>
          </table:table-cell>
        </table:table-row>
      </table:table>
      <text:p text:style-name="P48"><text:line-break/></text:p>
      <text:p text:style-name="P49"/>
      <text:h text:style-name="P50" text:outline-level="2"><text:bookmark-start text:name="__RefHeading___Toc673_170434473"/>Électronique<text:bookmark-end text:name="__RefHeading___Toc673_170434473"/></text:h>
      <text:p text:style-name="Standard"/>
      <text:p text:style-name="P23">Récapitulatif :</text:p>
      <text:p text:style-name="Standard"/>
      <text:p text:style-name="Standard">Les cours et les TP d’électronique sont dispensés pour l’obtention du diplôme.</text:p>
      <text:p text:style-name="Standard"/>
      <text:p text:style-name="Standard"/>
      <text:p text:style-name="P51">Travaux pratiques :</text:p>
      <text:p text:style-name="P5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TP1 – sujet</text:p>
          </table:table-cell>
          <table:table-cell table:style-name="Tableau5.A1" office:value-type="string">
            <text:p text:style-name="P53">TP1 – rapport</text:p>
          </table:table-cell>
          <table:table-cell table:style-name="Tableau5.A1" office:value-type="string">
            <text:p text:style-name="P53">TP1 – correction</text:p>
          </table:table-cell>
          <table:table-cell table:style-name="Tableau5.D1" office:value-type="string">
            <text:p text:style-name="Table_20_Contents">Impédance d’entrée Haute Fréquence d’une ligne. </text:p>
          </table:table-cell>
        </table:table-row>
        <table:table-row>
          <table:table-cell table:style-name="Tableau5.A2" office:value-type="string">
            <text:p text:style-name="P53">TP1 – sujet</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Transposition de fréquence, structure Hétérodyne.</text:p>
          </table:table-cell>
        </table:table-row>
        <table:table-row>
          <table:table-cell table:style-name="Tableau5.A2" office:value-type="string">
            <text:p text:style-name="P53">TP1 – sujet</text:p>
          </table:table-cell>
          <table:table-cell table:style-name="Tableau5.A2" office:value-type="string">
            <text:p text:style-name="P53">TP1 – rapport</text:p>
          </table:table-cell>
          <table:table-cell table:style-name="Tableau5.A2" office:value-type="string">
            <text:p text:style-name="P53">TP1 – correction</text:p>
          </table:table-cell>
          <table:table-cell table:style-name="Tableau5.D2" office:value-type="string">
            <text:p text:style-name="Table_20_Contents">Antennes demi-onde et Yagi. Note : 13/20</text:p>
          </table:table-cell>
        </table:table-row>
        <table:table-row>
          <table:table-cell table:style-name="Tableau5.A2" office:value-type="string">
            <text:p text:style-name="P53">TP1 – sujet</text:p>
          </table:table-cell>
          <table:table-cell table:style-name="Tableau5.A2" office:value-type="string">
            <text:p text:style-name="P53">TP1 – rapport</text:p>
          </table:table-cell>
          <table:table-cell table:style-name="Tableau5.A2" office:value-type="string">
            <text:p text:style-name="P53">TP1 – correction</text:p>
          </table:table-cell>
          <table:table-cell table:style-name="Tableau5.D2" office:value-type="string">
            <text:p text:style-name="Table_20_Contents">Modulation en quadrature. Note : 15/20</text:p>
          </table:table-cell>
        </table:table-row>
        <table:table-row>
          <table:table-cell table:style-name="Tableau5.A2" office:value-type="string">
            <text:p text:style-name="P53">TP1 – sujet</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Transmission en Infra Rouge.</text:p>
          </table:table-cell>
        </table:table-row>
        <table:table-row>
          <table:table-cell table:style-name="Tableau5.A2" office:value-type="string">
            <text:p text:style-name="P53">TP1 – sujet</text:p>
          </table:table-cell>
          <table:table-cell table:style-name="Tableau5.A2" office:value-type="string">
            <text:p text:style-name="P53">TP1 – rapport</text:p>
          </table:table-cell>
          <table:table-cell table:style-name="Tableau5.A2" office:value-type="string">
            <text:p text:style-name="P53">TP1 – correction</text:p>
          </table:table-cell>
          <table:table-cell table:style-name="Tableau5.D2" office:value-type="string">
            <text:p text:style-name="Table_20_Contents">Supports de transmission. Note : 12/20</text:p>
          </table:table-cell>
        </table:table-row>
      </table:table>
      <text:p text:style-name="P52"/>
      <text:p text:style-name="Standard"/>
      <text:p text:style-name="Standard"/>
      <text:h text:style-name="P54" text:outline-level="2"><text:bookmark-start text:name="__RefHeading___Toc675_170434473"/>Informatique<text:bookmark-end text:name="__RefHeading___Toc675_170434473"/></text:h>
      <text:p text:style-name="Standard"/>
      <text:p text:style-name="P23">Récapitulatif :</text:p>
      <text:p text:style-name="Standard"/>
      <text:p text:style-name="Standard">Les cours et TP sont dispensés pour l’obtention du diplôme.</text:p>
      <text:p text:style-name="Standard"/>
      <text:p text:style-name="Standard"/>
      <text:p text:style-name="P55">TP :</text:p>
      <text:p text:style-name="Standard"/>
      <text:p text:style-name="P56"/>
      <table:table table:name="Tableau6" table:style-name="Tableau6">
        <table:table-column table:style-name="Tableau6.A"/>
        <table:table-column table:style-name="Tableau6.B"/>
        <table:table-row table:style-name="Tableau6.1">
          <table:table-cell table:style-name="Tableau6.A1" office:value-type="string">
            <text:p text:style-name="P57">Initiation à l’IoT</text:p>
          </table:table-cell>
          <table:table-cell table:style-name="Tableau6.B1" office:value-type="string">
            <text:p text:style-name="P58">Travail et tutoriel sur l'utilisation des logiciels Mosquitto et Node-Red.</text:p>
          </table:table-cell>
        </table:table-row>
      </table:table>
      <text:p text:style-name="P56"/>
      <text:p text:style-name="Standard"/>
      <text:p text:style-name="Standard"/>
      <text:p text:style-name="Standard"/>
      <text:h text:style-name="P59" text:outline-level="1"><text:bookmark-start text:name="__RefHeading___Toc677_170434473"/>BUT RT <text:span text:style-name="T10">2 2025/2026</text:span><text:bookmark-end text:name="__RefHeading___Toc677_170434473"/></text:h>
      <text:p text:style-name="Standard"/>
      <text:p text:style-name="P60">Récapitulatif :</text:p>
      <text:p text:style-name="Standard"/>
      <text:p text:style-name="Standard">Le Bachelor Universitaire de Technologie en Réseaux et Télécommunications est un diplôme national de l’enseignement supérieur, se préparant pendant une durée de 3 ans après l’obtention du Baccalauréat.</text:p>
      <text:p text:style-name="Standard"/>
      <text:p text:style-name="Standard"/>
      <text:p text:style-name="P23">R<text:span text:style-name="T11">éférentiel des compétences :</text:span></text:p>
      <text:p text:style-name="Standard"/>
      <text:p text:style-name="P61">PDF.</text:p>
      <text:p text:style-name="Standard"/>
      <text:p text:style-name="Standard"/>
      <text:p text:style-name="P62">Divers projets portés pendant le BUT 3 :</text:p>
      <text:p text:style-name="P63"/>
      <table:table table:name="Tableau7" table:style-name="Tableau7">
        <table:table-column table:style-name="Tableau7.A"/>
        <table:table-column table:style-name="Tableau7.B"/>
        <table:table-row>
          <table:table-cell table:style-name="Tableau7.A1" office:value-type="string">
            <text:p text:style-name="P64">SAE <text:span text:style-name="T12">301</text:span></text:p>
          </table:table-cell>
          <table:table-cell table:style-name="Tableau7.B1" office:value-type="string">
            <text:p text:style-name="P65">Ce projet consiste à concevoir entièrement une prise connectée, à l’aide d’un microcontrôleur ESP 8266, d’un Rasberry Pi et d’autres composants électroniques.</text:p>
          </table:table-cell>
        </table:table-row>
        <table:table-row>
          <table:table-cell table:style-name="Tableau7.A2" office:value-type="string">
            <text:p text:style-name="P66">Informatique</text:p>
          </table:table-cell>
          <table:table-cell table:style-name="Tableau7.B2" office:value-type="string">
            <text:p text:style-name="P66">En TP et TD d’informatique, j’ai eu l’occasion de programmer en Python.</text:p>
          </table:table-cell>
        </table:table-row>
        <table:table-row>
          <table:table-cell table:style-name="Tableau7.A2" office:value-type="string">
            <text:p text:style-name="P67"/>
          </table:table-cell>
          <table:table-cell table:style-name="Tableau7.B2" office:value-type="string">
            <text:p text:style-name="P68"/>
          </table:table-cell>
        </table:table-row>
      </table:table>
      <text:p text:style-name="P63"><text:line-break/></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text-transform="uppercase"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text-transform="capitaliz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héo-Félix ADAM</meta:initial-creator>
    <meta:creation-date>2025-10-11T08:15:57.363459000</meta:creation-date>
    <meta:generator>LibreOffice/25.2.5.2$Windows_X86_64 LibreOffice_project/03d19516eb2e1dd5d4ccd751a0d6f35f35e08022</meta:generator>
    <dc:date>2025-10-17T16:57:09.899061400</dc:date>
    <dc:creator>Théo-Félix ADAM</dc:creator>
    <meta:editing-duration>PT9H55M11S</meta:editing-duration>
    <meta:editing-cycles>54</meta:editing-cycles>
    <meta:document-statistic meta:table-count="8" meta:image-count="0" meta:object-count="0" meta:page-count="18" meta:paragraph-count="168" meta:word-count="1726" meta:character-count="10819" meta:non-whitespace-character-count="9248"/>
  </office:meta>
</office:document-meta>
</file>